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Arial" fo:font-size="14pt" fo:font-weight="normal" style:font-size-asian="14pt" style:font-weight-asian="normal" style:font-size-complex="14pt" style:font-weight-complex="normal"/>
    </style:style>
    <style:style style:name="P2" style:family="paragraph" style:parent-style-name="Standard">
      <style:text-properties fo:color="#000000"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4pt" fo:font-weight="normal" style:font-size-asian="14pt" style:font-weight-asian="normal" style:font-size-complex="14pt" style:font-weight-complex="normal"/>
    </style:style>
    <style:style style:name="P4" style:family="paragraph" style:parent-style-name="Standard">
      <style:text-properties fo:color="#ff0000" style:font-name="Arial" fo:font-size="14pt"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pity Installation Guides: Joomla</text:p>
      <text:p text:style-name="P2"/>
      <text:p text:style-name="P3">Here's how to install the Hapity Joomla Plugin on your Joomla website.</text:p>
      <text:p text:style-name="P3"/>
      <text:p text:style-name="P1">Firstly, go to Hapity.com and login. Once logged in, go to your Profile page and you'll then see your Plugin ID, which you'll need later.</text:p>
      <text:p text:style-name="P1"/>
      <text:p text:style-name="P1">Next, go to Hapity.com/help, where you can download a Joomla Installation Guide if you wish. You'll also find the Joomla Module, which you can download by clicking 'here'. This will take you to the Joomla Extensions Directory where you can download the Hapity Plugin.</text:p>
      <text:p text:style-name="P1"/>
      <text:p text:style-name="P1">After downloading, extract the Plugin, and once extracted, you need to navigate to your Joomla Components folder.</text:p>
      <text:p text:style-name="P1"/>
      <text:p text:style-name="P1">Drag and drop the Hapity Plugin into this folder.</text:p>
      <text:p text:style-name="P1"/>
      <text:p text:style-name="P1">Next, go to your Joomla website, add /administrator to the end of the URL, and login as an Admin.</text:p>
      <text:p text:style-name="P1"/>
      <text:p text:style-name="P1">On your Joomla Dashboard, click on the Install Extensions menu and select Manage. </text:p>
      <text:p text:style-name="P4"/>
      <text:p text:style-name="P1">Search for the Hapity Extension and when you locate it, click Enable Extension. When enabled, click the Components menu and select Hapity. You'll then see a request for your Hapity Plugin ID.</text:p>
      <text:p text:style-name="P1"/>
      <text:p text:style-name="P1">Go back to your Hapity Profile page and copy your Plugin ID, then go back to the Joomla dashboard and paste your Plugin ID into the Hapity Authentication Key and click authenticate key. </text:p>
      <text:p text:style-name="P1"/>
      <text:p text:style-name="P1">Your Hapity Plugin is now enabled and ready to use.</text:p>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ire Morgan Jones</meta:initial-creator>
    <meta:creation-date>2019-01-18T12:32:35</meta:creation-date>
    <dc:date>2019-01-18T12:45:23</dc:date>
    <dc:creator>Claire Morgan Jones</dc:creator>
    <meta:editing-duration>PT12M48S</meta:editing-duration>
    <meta:editing-cycles>2</meta:editing-cycles>
    <meta:generator>OpenOffice/4.1.2$Unix OpenOffice.org_project/412m3$Build-9782</meta:generator>
    <meta:document-statistic meta:table-count="0" meta:image-count="0" meta:object-count="0" meta:page-count="1" meta:paragraph-count="11" meta:word-count="218" meta:character-count="1277"/>
  </office:meta>
</office:document-meta>
</file>